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sans-serif"/>
    <style:font-face style:name="Lohit Devanagari1" svg:font-family="'Lohit Devanagari'"/>
    <style:font-face style:name="Roboto Mono" svg:font-family="'Roboto Mono', monospace"/>
    <style:font-face style:name="Roboto" svg:font-family="Roboto, Arial, sans-serif"/>
    <style:font-face style:name="Roboto1"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02124" style:font-name="Google Sans" fo:font-size="22.5pt" fo:letter-spacing="normal" fo:font-style="normal" fo:font-weight="normal"/>
    </style:style>
    <style:style style:name="P2"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3"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1" fo:font-size="18pt" fo:letter-spacing="normal" fo:font-style="normal" fo:font-weight="normal"/>
    </style:style>
    <style:style style:name="P4"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5"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font-name="Roboto Mono" fo:font-size="10.5pt"/>
    </style:style>
    <style:style style:name="P6"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7" style:family="paragraph" style:parent-style-name="Text_20_body" style:list-style-name="L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8"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9" style:family="paragraph" style:parent-style-name="Text_20_body" style:list-style-name="L1">
      <style:paragraph-properties fo:margin-left="0cm" fo:margin-right="0cm" fo:margin-top="0cm" fo:margin-bottom="0.635cm" loext:contextual-spacing="false" fo:line-height="160%" fo:orphans="2" fo:widows="2" fo:text-indent="0cm" style:auto-text-indent="false" fo:padding="0cm" fo:border="none"/>
    </style:style>
    <style:style style:name="P10"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0cm" fo:border="none"/>
    </style:style>
    <style:style style:name="P11" style:family="paragraph" style:parent-style-name="Text_20_body" style:list-style-name="L3">
      <style:paragraph-properties fo:margin-left="0cm" fo:margin-right="0cm" fo:margin-top="0cm" fo:margin-bottom="0cm" loext:contextual-spacing="false" fo:line-height="160%" fo:orphans="2" fo:widows="2" fo:text-indent="0cm" style:auto-text-indent="false" fo:padding="0cm" fo:border="none"/>
    </style:style>
    <style:style style:name="P12" style:family="paragraph" style:parent-style-name="Text_20_body" style:list-style-name="L4">
      <style:paragraph-properties fo:margin-left="0cm" fo:margin-right="0cm" fo:margin-top="0cm" fo:margin-bottom="0cm" loext:contextual-spacing="false" fo:line-height="160%" fo:orphans="2" fo:widows="2" fo:text-indent="0cm" style:auto-text-indent="false" fo:padding="0cm" fo:border="none"/>
    </style:style>
    <style:style style:name="P13"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14" style:family="paragraph" style:parent-style-name="Text_20_body" style:list-style-name="L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15" style:family="paragraph" style:parent-style-name="Text_20_body" style:list-style-name="L3">
      <style:paragraph-properties fo:margin-left="0cm" fo:margin-right="0cm" fo:margin-top="0cm" fo:margin-bottom="0cm" loext:contextual-spacing="false" fo:line-height="100%" fo:orphans="2" fo:widows="2" fo:text-indent="0cm" style:auto-text-indent="false" fo:padding="0cm" fo:border="none"/>
    </style:style>
    <style:style style:name="P16" style:family="paragraph" style:parent-style-name="Text_20_body">
      <style:paragraph-properties fo:margin-left="0cm" fo:margin-right="0cm" fo:margin-top="0.212cm" fo:margin-bottom="0.247cm" loext:contextual-spacing="false" fo:text-indent="0cm" style:auto-text-indent="false"/>
      <style:text-properties fo:font-style="italic" fo:background-color="#f8f9fa" loext:padding="0cm" loext:border="none"/>
    </style:style>
    <style:style style:name="P17" style:family="paragraph" style:parent-style-name="Text_20_body">
      <style:paragraph-properties fo:margin-left="0cm" fo:margin-right="0.212cm" fo:orphans="0" fo:text-indent="0cm" style:auto-text-indent="false"/>
      <style:text-properties loext:padding="0cm" loext:border="none"/>
    </style:style>
    <style:style style:name="T1" style:family="text">
      <style:text-properties fo:font-weight="bold"/>
    </style:style>
    <style:style style:name="T2" style:family="text">
      <style:text-properties fo:font-variant="normal" fo:text-transform="none" fo:color="#202124" style:font-name="Roboto" fo:font-size="12pt" fo:letter-spacing="normal" fo:font-style="normal" fo:font-weight="normal"/>
    </style:style>
    <style:style style:name="T3" style:family="text">
      <style:text-properties fo:font-variant="normal" fo:text-transform="none" fo:color="#202124" style:font-name="Roboto" fo:font-size="12pt" fo:letter-spacing="normal" fo:font-style="normal" fo:font-weight="bold"/>
    </style:style>
    <style:style style:name="T4" style:family="text">
      <style:text-properties fo:font-variant="normal" fo:text-transform="none" fo:color="#202124" style:font-name="Roboto Mono" fo:font-size="12pt" fo:letter-spacing="normal" fo:font-style="normal" fo:font-weight="bold" fo:background-color="#fef7e0" loext:char-shading-value="0" loext:padding="0cm" loext:border="none"/>
    </style:style>
    <style:style style:name="T5" style:family="text">
      <style:text-properties fo:font-variant="normal" fo:text-transform="none" fo:color="#202124" style:font-name="Roboto Mono" fo:font-size="12pt" fo:letter-spacing="normal" fo:font-style="normal" fo:font-weight="normal" fo:background-color="#fef7e0" loext:char-shading-value="0" loext:padding="0cm" loext:border="none"/>
    </style:style>
    <style:style style:name="T6" style:family="text">
      <style:text-properties fo:font-variant="normal" fo:text-transform="none" fo:color="#202124" style:font-name="Roboto Mono" fo:font-size="11.25pt" fo:letter-spacing="normal" fo:font-style="normal" fo:font-weight="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5" text:anchor-type="page" text:anchor-page-number="1" svg:x="0cm" svg:y="0cm" svg:width="1.27cm" draw:z-index="4">
        <draw:text-box fo:min-height="1.27cm">
          <text:p text:style-name="Text_20_body"/>
        </draw:text-box>
      </draw:frame>
      <text:h text:style-name="P1" text:outline-level="2"><text:bookmark text:name="step3"/>Challenge scenario</text:h>
      <text:p text:style-name="P6">You have started a new role as a Junior Cloud Engineer for Jooli, Inc. You are expected to help manage the infrastructure at Jooli. Common tasks include provisioning resources for projects.</text:p>
      <text:p text:style-name="P6">You are expected to have the skills and knowledge for these tasks, so step-by-step guides are not provided.</text:p>
      <text:p text:style-name="P6">Some Jooli, Inc. standards you should follow:</text:p>
      <text:list xml:id="list974534598" text:style-name="L1">
        <text:list-item>
          <text:p text:style-name="P7">Create all resources in the default region or zone, unless otherwise directed.</text:p>
        </text:list-item>
        <text:list-item>
          <text:p text:style-name="P9"><text:span text:style-name="T2">Naming normally uses the format </text:span><text:span text:style-name="Emphasis"><text:span text:style-name="T2">team-resource</text:span></text:span><text:span text:style-name="T2">; for example, an instance could be named </text:span><text:span text:style-name="Strong_20_Emphasis"><text:span text:style-name="T3">nucleus-webserver1</text:span></text:span><text:span text:style-name="T2">.</text:span></text:p>
        </text:list-item>
        <text:list-item>
          <text:p text:style-name="P9"><text:span text:style-name="T2">Allocate cost-effective resource sizes. Projects are monitored, and excessive resource use will result in the containing project's termination (and possibly yours), so plan carefully. This is the guidance the monitoring team is willing to share: unless directed, use </text:span><text:span text:style-name="Strong_20_Emphasis"><text:span text:style-name="T3">f1-micro</text:span></text:span><text:span text:style-name="T2"> for small Linux VMs, and use </text:span><text:span text:style-name="Strong_20_Emphasis"><text:span text:style-name="T3">n1-standard-1</text:span></text:span><text:span text:style-name="T2"> for Windows or other applications, such as Kubernetes nodes.</text:span></text:p>
        </text:list-item>
      </text:list>
      <text:h text:style-name="P3" text:outline-level="3">Your challenge</text:h>
      <text:p text:style-name="P6">As soon as you sit down at your desk and open your new laptop, you receive several requests from the Nucleus team. Read through each description, and then create the resources.</text:p>
      <text:h text:style-name="P2" text:outline-level="2"><text:bookmark text:name="step4"/><text:soft-page-break/>Task 1. Create a project jumphost instance</text:h>
      <text:p text:style-name="P6">You will use this instance to perform maintenance for the project.</text:p>
      <text:p text:style-name="P8"><text:span text:style-name="Strong_20_Emphasis"><text:span text:style-name="T3">Requirements:</text:span></text:span></text:p>
      <text:list xml:id="list1496683192" text:style-name="L2">
        <text:list-item>
          <text:p text:style-name="P10"><text:span text:style-name="T2">Name the instance </text:span><text:span text:style-name="Strong_20_Emphasis"><text:span text:style-name="Source_20_Text"><text:span text:style-name="T4">nucleus-jumphost-171</text:span></text:span></text:span><text:span text:style-name="T2">.</text:span></text:p>
        </text:list-item>
        <text:list-item>
          <text:p text:style-name="P10"><text:span text:style-name="T2">Use an </text:span><text:span text:style-name="Emphasis"><text:span text:style-name="T2">f1-micro</text:span></text:span><text:span text:style-name="T2"> machine type.</text:span></text:p>
        </text:list-item>
        <text:list-item>
          <text:p text:style-name="P13">Use the default image type (Debian Linux).</text:p>
        </text:list-item>
      </text:list>
      <text:p text:style-name="P8"><text:span text:style-name="T2">Click </text:span><text:span text:style-name="Emphasis"><text:span text:style-name="T2">Check my progress</text:span></text:span><text:span text:style-name="T2"> to verify the objective.</text:span></text:p>
      <text:p text:style-name="P16"><draw:frame draw:style-name="fr2" draw:name="Frame2" text:anchor-type="char" svg:x="0cm" svg:width="4.657cm" draw:z-index="1"><draw:text-box fo:min-height="0.953cm"><text:p text:style-name="Text_20_body"/></draw:text-box></draw:frame><draw:frame draw:style-name="fr2" draw:name="Frame1" text:anchor-type="char" svg:x="-264.583cm" svg:width="0.041cm" draw:z-index="0"><draw:text-box fo:min-height="0.041cm"><text:p text:style-name="Text_20_body">Assessment Completed!</text:p></draw:text-box></draw:frame>Assessment Completed!</text:p>
      <text:h text:style-name="P2" text:outline-level="2"><text:bookmark text:name="step5"/>Task 2. Create a Kubernetes service cluster</text:h>
      <text:p text:style-name="Text_20_body"><text:span text:style-name="Strong_20_Emphasis"><text:span text:style-name="T1">Note: </text:span></text:span>There is a limit to the resources you are allowed to create in your project. If you don't get the result you expected, delete the cluster before you create another cluster. If you don't, the lab might end and you might be blocked. To get your account unblocked, you will have to reach out to Google Cloud Skills Boost Support.</text:p>
      <text:p text:style-name="P6">The team is building an application that will use a service running on Kubernetes. You need to:</text:p>
      <text:list xml:id="list3537859820" text:style-name="L3">
        <text:list-item>
          <text:p text:style-name="P11"><text:span text:style-name="T2">Create a zonal cluster using </text:span><text:span text:style-name="Source_20_Text"><text:span text:style-name="T5">us-west4-b</text:span></text:span><text:span text:style-name="T2">.</text:span></text:p>
        </text:list-item>
        <text:list-item>
          <text:p text:style-name="P15"><text:span text:style-name="T2">Use the Docker container hello-app (</text:span><text:span text:style-name="Source_20_Text"><text:span text:style-name="T6">gcr.io/google-samples/hello-app:2.0</text:span></text:span><text:span text:style-name="T2">) as a placeholder; the team will replace the container with their own work later.</text:span></text:p>
        </text:list-item>
        <text:list-item>
          <text:p text:style-name="P11"><text:span text:style-name="T2">Expose the app on port </text:span><text:span text:style-name="Source_20_Text"><text:span text:style-name="T5">8082</text:span></text:span><text:span text:style-name="T2">.</text:span></text:p>
        </text:list-item>
      </text:list>
      <text:p text:style-name="P8"><text:span text:style-name="T2">Click </text:span><text:span text:style-name="Emphasis"><text:span text:style-name="T2">Check my progress</text:span></text:span><text:span text:style-name="T2"> to verify the objective.</text:span></text:p>
      <text:p text:style-name="P16"><draw:frame draw:style-name="fr2" draw:name="Frame4" text:anchor-type="char" svg:x="0cm" svg:width="4.657cm" draw:z-index="3"><draw:text-box fo:min-height="0.953cm"><text:p text:style-name="Text_20_body"/></draw:text-box></draw:frame><draw:frame draw:style-name="fr2" draw:name="Frame3" text:anchor-type="char" svg:x="-264.583cm" svg:width="0.041cm" draw:z-index="2"><draw:text-box fo:min-height="0.041cm"><text:p text:style-name="Text_20_body">Assessment Completed!</text:p></draw:text-box></draw:frame><text:soft-page-break/>Assessment Completed!</text:p>
      <text:h text:style-name="P2" text:outline-level="2"><text:bookmark text:name="step6"/>Task 3. Set up an HTTP load balancer</text:h>
      <text:p text:style-name="P8"><text:span text:style-name="T2">You will serve the site via nginx web servers, but you want to ensure that the environment is fault-tolerant. Create an HTTP load balancer with a managed instance group of </text:span><text:span text:style-name="Strong_20_Emphasis"><text:span text:style-name="T3">2 nginx web servers</text:span></text:span><text:span text:style-name="T2">. Use the following code to configure the web servers; the team will replace this with their own configuration later.</text:span></text:p>
      <text:p text:style-name="Text_20_body"><text:span text:style-name="Strong_20_Emphasis"><text:span text:style-name="T1">Note: </text:span></text:span>There is a limit to the resources you are allowed to create in your project, so do not create more than 2 instances in your managed instance group. If you do, the lab might end and you might be banned.</text:p>
      <text:p text:style-name="P4">cat &lt;&lt; EOF &gt; startup.sh</text:p>
      <text:p text:style-name="P5">#! /bin/bash</text:p>
      <text:p text:style-name="P5">apt-get update</text:p>
      <text:p text:style-name="P5">apt-get install -y nginx</text:p>
      <text:p text:style-name="P5">service nginx start</text:p>
      <text:p text:style-name="P5">sed -i -- 's/nginx/Google Cloud Platform - '"\$HOSTNAME"'/' /var/www/html/index.nginx-debian.html</text:p>
      <text:p text:style-name="P5">EOF</text:p>
      <text:p text:style-name="P17">Copied!</text:p>
      <text:p text:style-name="P6">You need to:</text:p>
      <text:list xml:id="list3763602855" text:style-name="L4">
        <text:list-item>
          <text:p text:style-name="P14">Create an instance template.</text:p>
        </text:list-item>
        <text:list-item>
          <text:p text:style-name="P14">Create a target pool.</text:p>
        </text:list-item>
        <text:list-item>
          <text:p text:style-name="P14">Create a managed instance group.</text:p>
        </text:list-item>
        <text:list-item>
          <text:p text:style-name="P12"><text:span text:style-name="T2">Create a firewall rule named as </text:span><text:span text:style-name="Source_20_Text"><text:span text:style-name="T5">grant-tcp-rule-817</text:span></text:span><text:span text:style-name="T2"> to allow traffic (80/tcp).</text:span></text:p>
        </text:list-item>
        <text:list-item>
          <text:p text:style-name="P14">Create a health check.</text:p>
        </text:list-item>
        <text:list-item>
          <text:p text:style-name="P14">Create a backend service, and attach the managed instance group with named port (http:80).</text:p>
        </text:list-item>
        <text:list-item>
          <text:p text:style-name="P14">Create a URL map, and target the HTTP proxy to route requests to your URL map.</text:p>
        </text:list-item>
        <text:list-item>
          <text:p text:style-name="P14"><text:soft-page-break/>Create a forwarding rule.</text:p>
        </text:list-item>
      </text:list>
      <text:p text:style-name="P8"><text:span text:style-name="T2">Click </text:span><text:span text:style-name="Emphasis"><text:span text:style-name="T2">Check my progress</text:span></text:span><text:span text:style-name="T2"> to verify the objec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create an HTTP load balancer with a managed instance group of 2 nginx web servers on Google Cloud Platform, follow these steps:</text:p>
      <text:p text:style-name="Standard"/>
      <text:p text:style-name="Standard">Create an instance template:</text:p>
      <text:p text:style-name="Standard">gcloud compute instance-templates create nginx-template</text:p>
      <text:p text:style-name="Standard">--metadata-from-file startup-script=startup.sh</text:p>
      <text:p text:style-name="Standard">--machine-type f1-micro</text:p>
      <text:p text:style-name="Standard">--tags http-server</text:p>
      <text:p text:style-name="Standard">--image-family debian-10</text:p>
      <text:p text:style-name="Standard">--image-project debian-cloud</text:p>
      <text:p text:style-name="Standard">--boot-disk-size 10GB</text:p>
      <text:p text:style-name="Standard"/>
      <text:p text:style-name="Standard">This creates an instance template named "nginx-template" with a startup script that installs nginx on the instance, opens port 80 for HTTP traffic, and sets the hostname in the default nginx welcome page. The machine type is set to "f1-micro" and the disk size to 10GB.</text:p>
      <text:p text:style-name="Standard"/>
      <text:p text:style-name="Standard">Create a target pool:</text:p>
      <text:p text:style-name="Standard">gcloud compute target-pools create nginx-pool</text:p>
      <text:p text:style-name="Standard">--region us-central1</text:p>
      <text:p text:style-name="Standard">--http-health-check basic-check</text:p>
      <text:p text:style-name="Standard"/>
      <text:p text:style-name="Standard">This creates a target pool named "nginx-pool" in the "us-central1" region with a basic health check.</text:p>
      <text:p text:style-name="Standard"/>
      <text:p text:style-name="Standard">Create a managed instance group:</text:p>
      <text:p text:style-name="Standard">gcloud compute instance-groups managed create nginx-group</text:p>
      <text:p text:style-name="Standard">--base-instance-name nginx</text:p>
      <text:p text:style-name="Standard"><text:soft-page-break/>--template nginx-template</text:p>
      <text:p text:style-name="Standard">--size 2</text:p>
      <text:p text:style-name="Standard">--target-pool nginx-pool</text:p>
      <text:p text:style-name="Standard">--zone us-central1-a</text:p>
      <text:p text:style-name="Standard"/>
      <text:p text:style-name="Standard">This creates a managed instance group named "nginx-group" with a base name of "nginx", using the instance template created in step 1, and a target pool created in step 2. The group size is set to 2, and the group is created in the "us-central1-a" zone.</text:p>
      <text:p text:style-name="Standard"/>
      <text:p text:style-name="Standard">Create a firewall rule named as grant-tcp-rule-817 to allow traffic (80/tcp):</text:p>
      <text:p text:style-name="Standard">gcloud compute firewall-rules create grant-tcp-rule-817</text:p>
      <text:p text:style-name="Standard">--allow tcp:80</text:p>
      <text:p text:style-name="Standard">--source-ranges 0.0.0.0/0</text:p>
      <text:p text:style-name="Standard">--target-tags http-server</text:p>
      <text:p text:style-name="Standard"/>
      <text:p text:style-name="Standard">This creates a firewall rule named "grant-tcp-rule-817" that allows incoming TCP traffic on port 80 from any source IP address. The rule applies to instances with the "http-server" tag.</text:p>
      <text:p text:style-name="Standard"/>
      <text:p text:style-name="Standard">Create a health check:</text:p>
      <text:p text:style-name="Standard">gcloud compute health-checks create http basic-check</text:p>
      <text:p text:style-name="Standard">--port 80</text:p>
      <text:p text:style-name="Standard">--request-path /</text:p>
      <text:p text:style-name="Standard"/>
      <text:p text:style-name="Standard">This creates an HTTP health check named "basic-check" that sends a GET request to the root path of the instance on port 80.</text:p>
      <text:p text:style-name="Standard"/>
      <text:p text:style-name="Standard">Create a backend service, and attach the managed instance group with named port (http:80):</text:p>
      <text:p text:style-name="Standard">gcloud compute backend-services create nginx-backend</text:p>
      <text:p text:style-name="Standard">--protocol HTTP</text:p>
      <text:p text:style-name="Standard">--health-checks basic-check</text:p>
      <text:p text:style-name="Standard">--global</text:p>
      <text:p text:style-name="Standard"/>
      <text:p text:style-name="Standard">gcloud compute backend-services add-backend nginx-backend</text:p>
      <text:p text:style-name="Standard">--instance-group nginx-group</text:p>
      <text:p text:style-name="Standard">--instance-group-zone us-central1-a</text:p>
      <text:p text:style-name="Standard">--global</text:p>
      <text:p text:style-name="Standard">--named-port http:80</text:p>
      <text:p text:style-name="Standard"/>
      <text:p text:style-name="Standard">This creates a backend service named "nginx-backend" that uses the HTTP protocol and the health check created in step 5. The managed instance group created in step 3 is added as a backend to the service with a named port of "http:80".</text:p>
      <text:p text:style-name="Standard"/>
      <text:p text:style-name="Standard">Create a URL map, and target the HTTP proxy to route requests to your URL map:</text:p>
      <text:p text:style-name="Standard">gcloud compute url-maps create nginx-map</text:p>
      <text:p text:style-name="Standard">--default-service nginx-backend</text:p>
      <text:p text:style-name="Standard"/>
      <text:p text:style-name="Standard">This creates a URL map named "nginx-map" that points to the backend service created in step 6.</text:p>
      <text:p text:style-name="Standard"/>
      <text:p text:style-name="Standard">Create a forwarding rule:</text:p>
      <text:p text:style-name="Standard">gcloud compute forwarding-rules create nginx-forwarding</text:p>
      <text:p text:style-name="Standard">--region us-central1</text:p>
      <text:p text:style-name="Standard">--ports 80</text:p>
      <text:p text:style-name="Standard"><text:soft-page-break/>--target-http-proxy nginx-proxy</text:p>
      <text:p text:style-name="Standard"/>
      <text:p text:style-name="Standard">This creates a forwarding rule named "nginx-forwarding" that listens on port 80 and routes traffic to the HTTP proxy named "nginx-proxy". The forwarding rule is created in the "us-central1" region.</text:p>
      <text:p text:style-name="Standard"/>
      <text:p text:style-name="Standard">That's it! You have now created an HTTP load balancer with a managed instance group of 2 nginx</text:p>
      <text:p text:style-name="Standard"/>
      <text:p text:style-name="Standard"/>
      <text:p text:style-name="Standard"/>
      <text:p text:style-name="Standard"/>
      <text:p text:style-name="Standard">gdebbrb@gmail.com</text:p>
      <text:p text:style-name="Standard">Create a target pool:</text:p>
      <text:p text:style-name="Standard">gcloud compute target-pools create nginx-pool</text:p>
      <text:p text:style-name="Standard">--region us-central1</text:p>
      <text:p text:style-name="Standard">--http-health-check basic-check</text:p>
      <text:p text:style-name="Standard"/>
      <text:p text:style-name="Standard">This creates a target pool named "nginx-pool" in the "us-central1" region with a basic health che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sans-serif"/>
    <style:font-face style:name="Lohit Devanagari1" svg:font-family="'Lohit Devanagari'"/>
    <style:font-face style:name="Roboto Mono" svg:font-family="'Roboto Mono', monospace"/>
    <style:font-face style:name="Roboto" svg:font-family="Roboto, Arial, sans-serif"/>
    <style:font-face style:name="Roboto1"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4T23:00:32.811676724</meta:creation-date>
    <dc:date>2023-04-04T23:01:15.426181016</dc:date>
    <meta:editing-duration>PT43S</meta:editing-duration>
    <meta:editing-cycles>1</meta:editing-cycles>
    <meta:document-statistic meta:table-count="0" meta:image-count="0" meta:object-count="0" meta:page-count="6" meta:paragraph-count="110" meta:word-count="1083" meta:character-count="6806" meta:non-whitespace-character-count="5881"/>
    <meta:generator>LibreOffice/6.4.7.2$Linux_X86_64 LibreOffice_project/40$Build-2</meta:generator>
  </office:meta>
</office:document-meta>
</file>